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40d" officeooo:paragraph-rsid="000e140d"/>
    </style:style>
    <style:style style:name="P2" style:family="paragraph" style:parent-style-name="Text_20_body">
      <style:text-properties officeooo:rsid="000e9d86" officeooo:paragraph-rsid="000e9d86"/>
    </style:style>
    <style:style style:name="P3" style:family="paragraph" style:parent-style-name="Text_20_body">
      <style:text-properties officeooo:rsid="000f2e80" officeooo:paragraph-rsid="000f2e80"/>
    </style:style>
    <style:style style:name="P4" style:family="paragraph" style:parent-style-name="Text_20_body">
      <style:text-properties officeooo:rsid="001018fd" officeooo:paragraph-rsid="001018fd"/>
    </style:style>
    <style:style style:name="P5" style:family="paragraph" style:parent-style-name="Text_20_body">
      <style:text-properties officeooo:rsid="0010e5ff" officeooo:paragraph-rsid="0010e5ff"/>
    </style:style>
    <style:style style:name="P6" style:family="paragraph" style:parent-style-name="Text_20_body">
      <style:text-properties officeooo:rsid="00115dcc" officeooo:paragraph-rsid="00115dcc"/>
    </style:style>
    <style:style style:name="P7" style:family="paragraph" style:parent-style-name="Text_20_body">
      <style:text-properties officeooo:rsid="0012db6b" officeooo:paragraph-rsid="0012db6b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3" style:list-style-name=""/>
    <style:style style:name="P10" style:family="paragraph" style:parent-style-name="Heading_20_3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officeooo:rsid="000e9d86"/>
    </style:style>
    <style:style style:name="T2" style:family="text">
      <style:text-properties officeooo:rsid="00109ec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nzalez Lilian</text:p>
      <text:p text:style-name="P1"/>
      <text:p text:style-name="P1"/>
      <text:p text:style-name="Title">Angular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109_2338038267" text:style-name="Index_20_Link" text:visited-style-name="Index_20_Link">1)<text:tab/>2</text:a></text:p>
        </text:index-body>
      </text:table-of-content>
      <text:p text:style-name="P2"/>
      <text:h text:style-name="P11" text:outline-level="1"><text:bookmark-start text:name="__RefHeading___Toc109_2338038267"/>1)<text:bookmark-end text:name="__RefHeading___Toc109_2338038267"/></text:h>
      <text:h text:style-name="Heading_20_2" text:outline-level="2"><text:span text:style-name="T1">b</text:span>)</text:h>
      <text:h text:style-name="Heading_20_3" text:outline-level="3">Cross platform</text:h>
      <text:p text:style-name="P3">Modernité des plateformes web. Hautes performance, sans réseau et sans aucune installation.</text:p>
      <text:p text:style-name="P3">Créer des applications mobiles avec des stratégies de Cordova, Ionic ou NativeScript.</text:p>
      <text:p text:style-name="P3">Créer des applications installées sur le bureau Mac, Windows et Linux.</text:p>
      <text:h text:style-name="Heading_20_3" text:outline-level="3">Speed and performance</text:h>
      <text:p text:style-name="P4">Permet de mettre les modèles en code hautement optimisé.</text:p>
      <text:p text:style-name="P4">Les utilisateurs charge seulement le code requit pour rendre la vue qu'ils souhaitent.</text:p>
      <text:p text:style-name="P4">Permet de d'avoir une première vue de l'application sur Node.js</text:p>
      <text:h text:style-name="Heading_20_3" text:outline-level="3">Productivity</text:h>
      <text:p text:style-name="P4">Syntaxe de modèles simple et puissante.</text:p>
      <text:p text:style-name="P4">Code intelligent, erreurs instantanées et possibilité d'avoir un feedback des éditeurs populaires.</text:p>
      <text:p text:style-name="P4">Rapidité dans les commandes.</text:p>
      <text:h text:style-name="Heading_20_3" text:outline-level="3">Full development story</text:h>
      <text:p text:style-name="P4">Savoir si il y a une erreur à chaque sauvegarde. Rapidité dans les scénarios de test avec Protractor d'une manière simple.</text:p>
      <text:p text:style-name="P4">Créer des applications accessible avec ARIA-enabled composants.</text:p>
      <text:p text:style-name="P4">Créer des hautes performances, chorégraphies <text:span text:style-name="T2">et animations.</text:span></text:p>
      <text:p text:style-name="P4"/>
      <text:h text:style-name="Heading_20_1" text:outline-level="1">2)</text:h>
      <text:h text:style-name="Heading_20_2" text:outline-level="2">a)</text:h>
      <text:p text:style-name="P5">Avant de commencer, il faut vérifier que Node.js et npm package manager</text:p>
      <text:p text:style-name="P6">On utilise Angular CLI pour créer des projets générer des applications et une librairie du code. On installe Angular avec la commande npm install -g @angular/cli</text:p>
      <text:h text:style-name="P9" text:outline-level="3"/>
      <text:h text:style-name="P10" text:outline-level="3">b)</text:h>
      <text:p text:style-name="P6">New = créer un nouveau projet</text:p>
      <text:p text:style-name="P6">generate = Génère et/ou modifie des fichiers basés sur un schéma.</text:p>
      <text:p text:style-name="P6">Add = ajoute support pour une librairie externe dans notre projet</text:p>
      <text:p text:style-name="P6">build = compile l'application angular dans un dossier de sortie nommé dist/</text:p>
      <text:p text:style-name="P7">ng serve = recréer l'application et recharge la page quand on change n'importe quel fich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3:57:44.539000000</meta:creation-date>
    <dc:date>2019-10-04T15:30:17.806000000</dc:date>
    <meta:editing-duration>PT4M40S</meta:editing-duration>
    <meta:editing-cycles>3</meta:editing-cycles>
    <meta:generator>LibreOffice/6.2.3.2$Windows_X86_64 LibreOffice_project/aecc05fe267cc68dde00352a451aa867b3b546ac</meta:generator>
    <meta:document-statistic meta:table-count="0" meta:image-count="0" meta:object-count="0" meta:page-count="3" meta:paragraph-count="32" meta:word-count="239" meta:character-count="1541" meta:non-whitespace-character-count="1334"/>
  </office:meta>
</office:document-meta>
</file>